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Comic Sans MS2" svg:font-family="'Comic Sans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1"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 style:list-style-name="L1">
      <style:paragraph-properties fo:line-height="150%"/>
      <style:text-properties style:font-name="Comic Sans MS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line-height="150%"/>
      <style:text-properties style:font-name="Comic Sans MS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line-height="150%"/>
      <style:text-properties style:font-name="Comic Sans MS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line-height="150%"/>
      <style:text-properties style:font-name="Comic Sans MS1" fo:font-size="12pt" style:font-size-asian="12pt" style:font-size-complex="12pt"/>
    </style:style>
    <style:style style:name="P6" style:family="paragraph" style:parent-style-name="Standard" style:list-style-name="L3">
      <style:paragraph-properties fo:line-height="150%"/>
    </style:style>
    <style:style style:name="P7" style:family="paragraph" style:parent-style-name="Heading_20_1">
      <style:text-properties style:font-name="Comic Sans MS1"/>
    </style:style>
    <style:style style:name="P8" style:family="paragraph" style:parent-style-name="Heading_20_1">
      <style:text-properties style:font-name="Comic Sans MS1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text-position="super 58%"/>
    </style:style>
    <style:style style:name="T2" style:family="text">
      <style:text-properties fo:language="fr" fo:country="FR"/>
    </style:style>
    <style:style style:name="T3" style:family="text">
      <style:text-properties style:font-name="Comic Sans MS1"/>
    </style:style>
    <style:style style:name="T4" style:family="text">
      <style:text-properties fo:font-size="12pt"/>
    </style:style>
    <style:style style:name="T5" style:family="text">
      <style:text-properties style:font-size-asian="12pt"/>
    </style:style>
    <style:style style:name="T6" style:family="text">
      <style:text-properties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4<text:span text:style-name="T1">e</text:span> 3 - Le siècle des Lumières raconté par Voltaire</text:h>
      <text:h text:style-name="P8" text:outline-level="1">Questionnaire de préparation de l'évaluation</text:h>
      <text:p text:style-name="P1"/>
      <text:list xml:id="list33423090" text:style-name="L1">
        <text:list-item>
          <text:p text:style-name="P2">Quels sont les objectifs de cette séquence, selon vous ? (Autrement dit : que pensez-vous que cette séquence devait vous rendre capable de faire ?)</text:p>
        </text:list-item>
        <text:list-item>
          <text:p text:style-name="P2">Quels sont les textes sur lesquels vous avez travaillé durant cette séquence ? (Relever, séance par séance, les titres des textes, leurs auteurs, leurs genres.)</text:p>
        </text:list-item>
        <text:list-item>
          <text:p text:style-name="P2">Quel auteur était particulièrement présent, dans ces textes ?</text:p>
        </text:list-item>
        <text:list-item>
          <text:p text:style-name="P2">Comment présenteriez-vous cet auteur à quelqu'un qui n'en aurait jamais entendu parler ? (Chercher dans quelle séance vous trouverez des informations biographiques sur cet auteur. Sélectionner les informations minimales nécessaires pour le présenter.)</text:p>
        </text:list-item>
        <text:list-item>
          <text:p text:style-name="P2">Quels sont les documents iconographiques sur lesquels vous avez travaillé durant cette séquence ?</text:p>
        </text:list-item>
        <text:list-item>
          <text:p text:style-name="P2">Pour chacun d'eux, indiquez quel lien a été fait avec le reste de la séquence.</text:p>
        </text:list-item>
        <text:list-item>
          <text:p text:style-name="P2">Quelle notion de grammaire a été étudiée durant cette séquence ? S'agissait-il d'une notion tout à fait nouvelle pour vous ou était-elle en lien avec des notions grammaticales étudiées lors des années précédentes ? Lesquelles ?</text:p>
        </text:list-item>
        <text:list-item>
          <text:p text:style-name="P2">Parmi les lettres lues au cours de cette séquence, lesquelles relèvent de :</text:p>
        </text:list-item>
      </text:list>
      <text:list xml:id="list34393972" text:style-name="L2">
        <text:list-item>
          <text:p text:style-name="P3">la correspondance privée ?</text:p>
        </text:list-item>
        <text:list-item>
          <text:p text:style-name="P3">la correspondance publique ?</text:p>
        </text:list-item>
        <text:list-item>
          <text:p text:style-name="P3">la correspondance officielle ?</text:p>
        </text:list-item>
      </text:list>
      <text:list xml:id="list34439346" text:style-name="L3">
        <text:list-item>
          <text:p text:style-name="P6"><text:s/>Dans la lettre du Lettre du 6 novembre 1752, à Mme Denis, l'avis de Voltaire sur la vie à la cour de Frédéric II est-il positif, négatif, nuancé ? (Expliquez votre réponse.)</text:p>
        </text:list-item>
        <text:list-item>
          <text:p text:style-name="P4"><text:span text:style-name="T2"><text:s/>Comment cet avis a-t-il évolué dans la lettre suivante ?</text:span></text:p>
        </text:list-item>
        <text:list-item>
          <text:p text:style-name="P5"><text:span text:style-name="T2"><text:s/>Qu'est-ce que l'Encyclopédie de Diderot et d'Alembert ? Qui a écrit cet ouvrage ? Pourquoi cet ouvrage a-t-il été censuré ?</text:span></text:p>
        </text:list-item>
        <text:list-item>
          <text:p text:style-name="P5"><text:span text:style-name="T2"><text:s/>Parmi les objectifs de la séquence, quels sont ceux auxquels ce questionnaire se rapporte ? Ceux auxquels il ne se rapporte pas 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Comic Sans MS2" svg:font-family="'Comic Sans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style:font-name="Comic Sans M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01cm" fo:margin-right="1.4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2:59:26.64</meta:creation-date>
    <dc:date>2013-02-12T14:51:04.43</dc:date>
    <meta:editing-duration>PT1H34M17S</meta:editing-duration>
    <meta:editing-cycles>6</meta:editing-cycles>
    <meta:generator>LibreOffice/3.4$Win32 LibreOffice_project/340m1$Build-502</meta:generator>
    <meta:document-statistic meta:table-count="0" meta:image-count="0" meta:object-count="0" meta:page-count="1" meta:paragraph-count="17" meta:word-count="298" meta:character-count="1789" meta:non-whitespace-character-count="1519"/>
  </office:meta>
</office:document-meta>
</file>